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text-properties fo:language="en" fo:country="US"/>
    </style:style>
    <style:style style:name="P8" style:family="paragraph" style:parent-style-name="Standard" style:list-style-name="L3">
      <style:text-properties fo:language="en" fo:country="US"/>
    </style:style>
    <style:style style:name="P9" style:family="paragraph" style:parent-style-name="Standard" style:list-style-name="L4">
      <style:text-properties fo:language="en" fo:country="US"/>
    </style:style>
    <style:style style:name="P10" style:family="paragraph" style:parent-style-name="Standard" style:list-style-name="L5">
      <style:text-properties fo:language="en" fo:country="US"/>
    </style:style>
    <style:style style:name="P11" style:family="paragraph" style:parent-style-name="Standard">
      <style:text-properties fo:language="en" fo:country="US" fo:font-weight="normal" style:font-weight-asian="normal" style:font-weight-complex="normal"/>
    </style:style>
    <style:style style:name="P12" style:family="paragraph" style:parent-style-name="Standard" style:list-style-name="L6">
      <style:text-properties fo:language="en" fo:country="US" fo:font-weight="normal" style:font-weight-asian="normal" style:font-weight-complex="normal"/>
    </style:style>
    <style:style style:name="P13" style:family="paragraph" style:parent-style-name="Standard" style:list-style-name="L7">
      <style:text-properties fo:language="en" fo:country="US" fo:font-weight="normal" style:font-weight-asian="normal" style:font-weight-complex="normal"/>
    </style:style>
    <style:style style:name="P14" style:family="paragraph" style:parent-style-name="Standard" style:list-style-name="L8">
      <style:text-properties fo:language="en" fo:country="US" fo:font-weight="normal" style:font-weight-asian="normal" style:font-weight-complex="normal"/>
    </style:style>
    <style:style style:name="P15" style:family="paragraph" style:parent-style-name="Standard" style:list-style-name="L9"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text-properties fo:language="en" fo:country="US" fo:font-weight="bold" style:font-weight-asian="bold" style:font-weight-complex="bold"/>
    </style:style>
    <style:style style:name="P17" style:family="paragraph" style:parent-style-name="Standard" style:list-style-name="L9">
      <style:text-properties fo:language="en" fo:country="US" fo:font-weight="bold" style:font-weight-asian="bold" style:font-weight-complex="bold"/>
    </style:style>
    <style:style style:name="P18" style:family="paragraph" style:parent-style-name="Standard" style:list-style-name="L10">
      <style:text-properties fo:language="en" fo:country="US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Access Models</text:p>
      <text:p text:style-name="P1">Always Connected data accesss model</text:p>
      <text:p text:style-name="Standard"><text:tab/>Benefits:</text:p>
      <text:list xml:id="list6949804986086336472" text:style-name="L1">
        <text:list-item>
          <text:list>
            <text:list-item>
              <text:p text:style-name="P5">Concurrency control is easier to maintain</text:p>
            </text:list-item>
            <text:list-item>
              <text:p text:style-name="P5">Better chance to work with the most recent version of the data</text:p>
            </text:list-item>
          </text:list>
        </text:list-item>
      </text:list>
      <text:p text:style-name="Standard"><text:tab/>Drawbacks:</text:p>
      <text:list xml:id="list6393409343093386427" text:style-name="L2">
        <text:list-item>
          <text:list>
            <text:list-item>
              <text:p text:style-name="P6">Needs a constant reliable network</text:p>
            </text:list-item>
            <text:list-item>
              <text:p text:style-name="P6">Problems when scalability is an issue</text:p>
            </text:list-item>
          </text:list>
        </text:list-item>
      </text:list>
      <text:p text:style-name="Standard"/>
      <text:p text:style-name="P3">Disconnected model</text:p>
      <text:list xml:id="list3826947587367258413" text:style-name="L10">
        <text:list-item>
          <text:list>
            <text:list-item>
              <text:p text:style-name="P18">The DataSet object is central to supporting disconnected, distributed data scenarios with ADO.NET</text:p>
              <text:p text:style-name="P18"/>
            </text:list-item>
          </text:list>
        </text:list-item>
      </text:list>
      <text:p text:style-name="P1">ADO.NET Architecture</text:p>
      <text:p text:style-name="Standard"><text:tab/>AD<text:span text:style-name="T1">O.NET is a standard .NET class library for accessing databases, processing data and XML</text:span></text:p>
      <text:p text:style-name="P2"><text:tab/>Supports connected, disconnected and ORM data access models</text:p>
      <text:p text:style-name="P2"><text:tab/>Excellent integration with LINQ</text:p>
      <text:p text:style-name="P2"><text:tab/>Allows executing SQL in RDBMS systems</text:p>
      <text:p text:style-name="P2"><text:tab/>Allows accessing data in the ORM approach<text:tab/></text:p>
      <text:p text:style-name="P2"><text:tab/>XSD – XML schema definition</text:p>
      <text:p text:style-name="P2"/>
      <text:p text:style-name="P3">Data Providers in ADO.NET</text:p>
      <text:p text:style-name="P2"><text:tab/>Data Providers are collections of classes that provide access to various databases</text:p>
      <text:p text:style-name="P2"><text:tab/>For different <text:s/>RDBMS systems different Data Providers are available</text:p>
      <text:p text:style-name="P2"/>
      <text:p text:style-name="P2">Several common objects are defined:</text:p>
      <text:list xml:id="list4870584658013654296" text:style-name="L3">
        <text:list-item>
          <text:list>
            <text:list-item>
              <text:p text:style-name="P8">Connection – to connect to the database</text:p>
            </text:list-item>
            <text:list-item>
              <text:p text:style-name="P8">Command – to run SQL command</text:p>
            </text:list-item>
            <text:list-item>
              <text:p text:style-name="P8">DataReader – to retrieve data</text:p>
              <text:p text:style-name="P8"/>
            </text:list-item>
          </text:list>
        </text:list-item>
      </text:list>
      <text:p text:style-name="P2">Several standard ADO.NET Data Providers come as part of .NET Framework</text:p>
      <text:list xml:id="list4481830225923243843" text:style-name="L4">
        <text:list-item>
          <text:list>
            <text:list-item>
              <text:p text:style-name="P9">SqlClient – accessing SQL Server</text:p>
            </text:list-item>
            <text:list-item>
              <text:p text:style-name="P9">OldeDB – accessing standard OLE DB data sources</text:p>
            </text:list-item>
            <text:list-item>
              <text:p text:style-name="P9">Odbc – accessing standard ODBC data sources</text:p>
            </text:list-item>
            <text:list-item>
              <text:p text:style-name="P9">Oracle – accessing Oracle databases</text:p>
              <text:p text:style-name="P9"/>
            </text:list-item>
          </text:list>
        </text:list-item>
      </text:list>
      <text:p text:style-name="P2">Third party Data Provuders are available for</text:p>
      <text:p text:style-name="P2"><text:tab/>: MySQL, PostgreSQL, Interbase, DB2, SQLite</text:p>
      <text:p text:style-name="P2"/>
      <text:p text:style-name="P3">SqlClient and ADO.NET Connected Model</text:p>
      <text:p text:style-name="P2">Retrieving data in connected model</text:p>
      <text:list xml:id="list8113864451949683925" text:style-name="L5">
        <text:list-item>
          <text:list>
            <text:list-item>
              <text:p text:style-name="P10">Open a connection (SqlConnection)</text:p>
            </text:list-item>
            <text:list-item>
              <text:p text:style-name="P10">Execute command(SqlCommand)</text:p>
            </text:list-item>
            <text:list-item>
              <text:p text:style-name="P10">Process the result set of the query by using a reader (SqlDatareader)</text:p>
            </text:list-item>
            <text:list-item>
              <text:p text:style-name="P10">Close the reader</text:p>
            </text:list-item>
            <text:list-item>
              <text:p text:style-name="P10">Close the connection</text:p>
            </text:list-item>
          </text:list>
        </text:list-item>
      </text:list>
      <text:p text:style-name="Standard">Accessing SQL Server from ADO.NET</text:p>
      <text:p text:style-name="Standard"/>
      <text:p text:style-name="Standard"/>
      <text:p text:style-name="P3">ORM Model</text:p>
      <text:p text:style-name="P4"><text:tab/>ORM data access model (Entity Framework Core)</text:p>
      <text:list xml:id="list5898362551243712460" text:style-name="L6">
        <text:list-item>
          <text:list>
            <text:list-item>
              <text:p text:style-name="P12">Maps database tables to classes and objects</text:p>
            </text:list-item>
            <text:list-item>
              <text:p text:style-name="P12">Objects can be automatically persisted in the database</text:p>
            </text:list-item>
            <text:list-item>
              <text:p text:style-name="P12">Can operate in both connected and disconnected models</text:p>
              <text:p text:style-name="P12"/>
            </text:list-item>
          </text:list>
        </text:list-item>
      </text:list>
      <text:p text:style-name="P4"><text:tab/>ORM Model Benefits:</text:p>
      <text:list xml:id="list175703428133644708" text:style-name="L7">
        <text:list-item>
          <text:list>
            <text:list-item>
              <text:p text:style-name="P13">Less code</text:p>
            </text:list-item>
            <text:list-item>
              <text:p text:style-name="P13">Use objects with associations instead of tables and SQL</text:p>
            </text:list-item>
            <text:list-item>
              <text:p text:style-name="P13">Integrated object query mechanism</text:p>
            </text:list-item>
          </text:list>
        </text:list-item>
      </text:list>
      <text:p text:style-name="P4"/>
      <text:p text:style-name="P4"><text:tab/>ORM Drawbacks:</text:p>
      <text:list xml:id="list596060185048984170" text:style-name="L8">
        <text:list-item>
          <text:list>
            <text:list-item>
              <text:p text:style-name="P14">Less flexibility</text:p>
            </text:list-item>
            <text:list-item>
              <text:p text:style-name="P14">Performance issues (sometimes)</text:p>
              <text:p text:style-name="P14"/>
            </text:list-item>
          </text:list>
        </text:list-item>
      </text:list>
      <text:p text:style-name="P4"/>
      <text:p text:style-name="P3">SqlClient Data Provider</text:p>
      <text:p text:style-name="P4"><text:tab/><text:span text:style-name="T2">SqlConnection</text:span><text:tab/> </text:p>
      <text:list xml:id="list3210117747834639133" text:style-name="L9">
        <text:list-item>
          <text:list>
            <text:list-item>
              <text:p text:style-name="P15">Establish database connection to SQL Server</text:p>
              <text:p text:style-name="P15">* Requires valid connection string</text:p>
              <text:p text:style-name="P15"/>
            </text:list-item>
          </text:list>
          <text:p text:style-name="P15"><text:span text:style-name="T2">SqlCommand</text:span> </text:p>
        </text:list-item>
        <text:list-item>
          <text:p text:style-name="P15"><text:s/>Executes SQL commands on the SQL Server through an established connection</text:p>
          <text:p text:style-name="P15">ExecuteScalar() - returns a single value – the value in the first column of the first row of the result set (as System.Object)</text:p>
          <text:p text:style-name="P15">ExecuteReader – returns a SqlDataReader</text:p>
          <text:p text:style-name="P15">- It is a cursor over the returned records(result set)</text:p>
          <text:p text:style-name="P15">- CommandBehaviour – assigns some options</text:p>
          <text:p text:style-name="P15">- Read() - moves the cursor forward and returns false if there is no next record</text:p>
          <text:p text:style-name="P15">- Indexed[] - retrieves the value in the current record by given column name or index</text:p>
          <text:p text:style-name="P15">- Close() - closes the cursor</text:p>
        </text:list-item>
        <text:list-item>
          <text:p text:style-name="P15">ExecuteNonQuery() - used for non-query SQL commands, e.g. INSERT, returns rows affected as obj(int)</text:p>
        </text:list-item>
        <text:list-item>
          <text:p text:style-name="P15">Could accept parameters (SQLParameter)</text:p>
          <text:p text:style-name="P15"/>
          <text:p text:style-name="P17">SqlDataReader</text:p>
        </text:list-item>
        <text:list-item>
          <text:p text:style-name="P15">Retrieves data (record set) from SQL Server as a result of SQL query execution</text:p>
        </text:list-item>
      </text:list>
      <text:p text:style-name="P4"/>
      <text:p text:style-name="P4"><text:tab/></text:p>
      <text:p text:style-name="P1">SQL Injec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31M20S</meta:editing-duration>
    <meta:editing-cycles>38</meta:editing-cycles>
    <meta:generator>OpenOffice/4.1.6$Win32 OpenOffice.org_project/416m1$Build-9790</meta:generator>
    <dc:date>2019-04-06T19:11:21.56</dc:date>
    <meta:document-statistic meta:table-count="0" meta:image-count="0" meta:object-count="0" meta:page-count="1" meta:paragraph-count="70" meta:word-count="477" meta:character-count="2884"/>
    <meta:user-defined meta:name="Info 1"/>
    <meta:user-defined meta:name="Info 2"/>
    <meta:user-defined meta:name="Info 3"/>
    <meta:user-defined meta:name="Info 4"/>
  </office:meta>
</office:document-meta>
</file>